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50ea8" officeooo:paragraph-rsid="00150ea8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52a28" officeooo:paragraph-rsid="00152a28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ешим поздравить вас душевно!</text:p>
      <text:p text:style-name="P1">В этот весенний светлый день!</text:p>
      <text:p text:style-name="P1">Примите наши поздравления!</text:p>
      <text:p text:style-name="P1">Откройте сердце, как мишень</text:p>
      <text:p text:style-name="P1"/>
      <text:p text:style-name="P1">Улыбки вашей мы добиться</text:p>
      <text:p text:style-name="P1">Своим творением стремимся!</text:p>
      <text:p text:style-name="P1">Теплом и лаской вы своими</text:p>
      <text:p text:style-name="P2">Весь мир согреть способны вы!</text:p>
      <text:p text:style-name="P1"/>
      <text:p text:style-name="P1">Красоту свою даря нам</text:p>
      <text:p text:style-name="P1">Вы сил даёте нам всегда!</text:p>
      <text:p text:style-name="P1">И смыслом жизни наполняя</text:p>
      <text:p text:style-name="P1">Нас ждут великие дела!!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8T08:31:16.456000000</dc:date>
    <meta:editing-duration>PT12M54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2" meta:word-count="50" meta:character-count="309" meta:non-whitespace-character-count="271"/>
  </office:meta>
</office:document-meta>
</file>